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1">
      <style:text-properties fo:font-variant="normal" fo:text-transform="none" fo:color="#242424" loext:opacity="100%" style:font-name="sohne" fo:font-size="22pt" fo:font-style="normal" fo:font-weight="normal" officeooo:rsid="001c9812" officeooo:paragraph-rsid="001c9812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36pt" fo:font-weight="bold" officeooo:rsid="001c9812" officeooo:paragraph-rsid="001c9812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12pt" fo:font-weight="bold" officeooo:rsid="001c9812" officeooo:paragraph-rsid="001c9812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d0bed" officeooo:paragraph-rsid="001d0be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officeooo:rsid="001d0bed" officeooo:paragraph-rsid="001d0bed" style:font-size-asian="20pt" style:font-weight-asian="bold" style:font-size-complex="20pt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text-properties fo:font-size="12pt" fo:font-weight="bold" officeooo:rsid="001c9812" officeooo:paragraph-rsid="001c9812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loext:opacity="100%" style:font-name="source-serif-pro" fo:font-size="10pt" fo:font-style="normal" fo:font-weight="normal" style:font-size-asian="10pt" style:font-size-complex="10pt"/>
    </style:style>
    <style:style style:name="T1" style:family="text">
      <style:text-properties officeooo:rsid="001be67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1"/>Rust</text:p>
      <text:p text:style-name="P3"/>
      <text:p text:style-name="P3"/>
      <text:p text:style-name="P10"><text:span text:style-name="Strong_20_Emphasis">Definition</text:span>: Rust is a statically-typed systems programming language developed by Graydon Hoare and introduced by Mozilla Research in 2010.</text:p>
      <text:list xml:id="list1639476274" text:style-name="L2">
        <text:list-item>
          <text:p text:style-name="P6"><text:span text:style-name="Strong_20_Emphasis">Key Features</text:span>: It emphasizes safety, concurrency, and performance, ensuring memory safety and preventing data races through its ownership system verified at compile-time.</text:p>
        </text:list-item>
      </text:list>
      <text:list xml:id="list1898711529" text:style-name="L3">
        <text:list-item>
          <text:p text:style-name="P7"><text:span text:style-name="Strong_20_Emphasis">Ecosystem</text:span>: Rust includes Cargo, a dependency manager and build tool, and rust-analyzer for IDE integration, enhancing developer productivity and code consistency.</text:p>
        </text:list-item>
      </text:list>
      <text:list xml:id="list519154300" text:style-name="L4">
        <text:list-item>
          <text:p text:style-name="P8"><text:span text:style-name="Strong_20_Emphasis">Community</text:span>: It fosters a welcoming community ideal for students and newcomers interested in systems programming and complex projects like operating systems development.</text:p>
        </text:list-item>
      </text:list>
      <text:list xml:id="list3445806770" text:style-name="L5">
        <text:list-item>
          <text:p text:style-name="P9"><text:span text:style-name="Strong_20_Emphasis">Industry Adoption</text:span>: Used across diverse industries for tasks like command line tools, web services, and more, benefiting from Rust's speed, stability, and safe coding practices.</text:p>
        </text:list-item>
      </text:list>
      <text:p text:style-name="P3"/>
      <text:h text:style-name="P1" text:outline-level="1"><text:bookmark text:name="00e1"/>What are Rust’s main advantages?</text:h>
      <text:p text:style-name="P11"><text:bookmark text:name="26bf"/>Every programming language has its strengths that separate them from the rest. What features make Rust outstanding?</text:p>
      <text:p text:style-name="P11"><text:bookmark text:name="d1a4"/>First, memory safety — as mentioned above, Rust has a safe memory management system that prevents common memory-related errors. Rust is also often chosen thanks to its great performance and concurrency support. Rust provides low-level control over system resources, making it suitable for applications where performance is a top priority. It has a built-in concurrency model that handles concurrent programming with ease. What’s also important is that Rust is cross-platform and can be compiled to run on different platforms, including Linux, macOS, Windows, and even embedded devices.</text:p>
      <text:p text:style-name="P3"/>
      <text:p text:style-name="P3"/>
      <text:p text:style-name="P4">How Rust Compiles - <text:a xlink:type="simple" xlink:href="https://medium.com/@AlexanderObregon/how-rust-compiles-an-introduction-to-the-rust-compiler-3c51027e7fb1" text:style-name="Internet_20_link" text:visited-style-name="Visited_20_Internet_20_Link">https://medium.com/@AlexanderObregon/how-rust-compiles-an-introduction-to-the-rust-compiler-3c51027e7fb1</text:a></text:p>
      <text:p text:style-name="P4"/>
      <text:p text:style-name="P4">https://www.linkedin.com/pulse/rust-compilation-amit-nadiger</text:p>
      <text:p text:style-name="P5"/>
      <text:p text:style-name="P5"/>
      <text:p text:style-name="P5"><text:s text:c="31"/></text:p>
      <text:p text:style-name="P5"/>
      <text:p text:style-name="P5"><text:soft-page-break/>Compilation Process</text:p>
      <text:p text:style-name="P5"><text:s text:c="5"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3:09.613196487</meta:creation-date>
    <dc:date>2024-06-28T00:10:56.859367823</dc:date>
    <meta:editing-duration>PT46M55S</meta:editing-duration>
    <meta:editing-cycles>1</meta:editing-cycles>
    <meta:document-statistic meta:table-count="0" meta:image-count="0" meta:object-count="0" meta:page-count="2" meta:paragraph-count="14" meta:word-count="230" meta:character-count="1812" meta:non-whitespace-character-count="1540"/>
    <meta:generator>LibreOffice/7.3.7.2$Linux_X86_64 LibreOffice_project/30$Build-2</meta:generator>
  </office:meta>
</office:document-meta>
</file>